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01f09" officeooo:paragraph-rsid="00101f09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01f09" officeooo:paragraph-rsid="00101f09" style:font-weight-asian="bold" style:font-weight-complex="bold"/>
    </style:style>
    <style:style style:name="P3" style:family="paragraph" style:parent-style-name="Standard">
      <style:text-properties officeooo:rsid="0011977c" officeooo:paragraph-rsid="0011977c"/>
    </style:style>
    <style:style style:name="P4" style:family="paragraph" style:parent-style-name="Standard">
      <style:text-properties officeooo:rsid="0011977c" officeooo:paragraph-rsid="0011977c" fo:background-color="#ffff00"/>
    </style:style>
    <style:style style:name="P5" style:family="paragraph" style:parent-style-name="Standard">
      <style:text-properties officeooo:rsid="0013638f" officeooo:paragraph-rsid="0013638f" fo:background-color="#ffff00"/>
    </style:style>
    <style:style style:name="P6" style:family="paragraph" style:parent-style-name="Standard">
      <style:text-properties officeooo:rsid="0013638f" officeooo:paragraph-rsid="0013638f"/>
    </style:style>
    <style:style style:name="T1" style:family="text">
      <style:text-properties officeooo:rsid="0011977c"/>
    </style:style>
    <style:style style:name="T2" style:family="text">
      <style:text-properties officeooo:rsid="0013638f"/>
    </style:style>
    <style:style style:name="T3" style:family="text">
      <style:text-properties officeooo:rsid="0014e2b3"/>
    </style:style>
    <style:style style:name="T4" style:family="text">
      <style:text-properties officeooo:rsid="0015df4e"/>
    </style:style>
    <style:style style:name="T5" style:family="text">
      <style:text-properties style:text-underline-style="solid" style:text-underline-width="auto" style:text-underline-color="font-color" fo:font-weight="bold" officeooo:rsid="0015df4e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15df4e" style:font-weight-asian="normal" style:font-weight-complex="normal"/>
    </style:style>
    <style:style style:name="T8" style:family="text">
      <style:text-properties officeooo:rsid="00192d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delo <text:span text:style-name="T8">Relacional</text:span> banco de dados</text:p>
      <text:p text:style-name="P1"/>
      <text:p text:style-name="P1">ENTIDADE<text:span text:style-name="T1">S</text:span></text:p>
      <text:p text:style-name="P1"/>
      <text:p text:style-name="P1">Equação Diferencial = (<text:span text:style-name="T5">id</text:span><text:span text:style-name="T4">,</text:span>ordem, linearidade, separável, homogênea, exata)</text:p>
      <text:p text:style-name="P1">Dificuldade = (<text:span text:style-name="T5">id</text:span><text:span text:style-name="T7">, </text:span><text:span text:style-name="T6">fácil</text:span>, médio, difícil)</text:p>
      <text:p text:style-name="P1">Tipo = (ordinária, parcial)</text:p>
      <text:p text:style-name="P3">Imagem</text:p>
      <text:p text:style-name="P1"><text:tab/>Pergunta = (img_src, largura, comprimento)</text:p>
      <text:p text:style-name="P1"><text:tab/>Resposta = (img_src, largura, comprimento)</text:p>
      <text:p text:style-name="P1"/>
      <text:p text:style-name="P3">RELACIONAMENTOS</text:p>
      <text:p text:style-name="P3"/>
      <text:p text:style-name="P6">Equação Diferencial x Dificuldade</text:p>
      <text:p text:style-name="P5">Cardinalidade Nx1</text:p>
      <text:p text:style-name="P6">Uma equação diferencial tem no mínimo e no máximo uma dificuldade, uma dificuldade é de no mínimo uma equação diferencial e no máximo de N equações diferenciais.</text:p>
      <text:p text:style-name="P6"/>
      <text:p text:style-name="P6">Equação Diferencial x Tipo</text:p>
      <text:p text:style-name="P5">Cardinalidade Nx1</text:p>
      <text:p text:style-name="P6">Uma equação diferencial tem apenas um tipo, porém um tipo pode pertencer a várias equações diferenciais.</text:p>
      <text:p text:style-name="P3"/>
      <text:p text:style-name="P3">Equação Diferencial <text:span text:style-name="T2">x</text:span> Im<text:span text:style-name="T2">a</text:span>gem_Pergunta</text:p>
      <text:p text:style-name="P4">Cardinalidade 1x1</text:p>
      <text:p text:style-name="P3">Uma equação diferencial tem no mínimo e no máximo uma imagem de pergunta, uma imagem de pergunta pertence no mínimo e no máximo a uma equação diferencial.</text:p>
      <text:p text:style-name="P3"/>
      <text:p text:style-name="P3">Equação Diferencial X Im<text:span text:style-name="T3">a</text:span>gem_Resposta</text:p>
      <text:p text:style-name="P4">Cardinalidade 1x1</text:p>
      <text:p text:style-name="P3">Uma equação diferencial tem no mínimo e no máximo uma imagem de resposta, uma imagem de resposta pertence no mínimo e no máximo a uma equação diferencial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8:30:33.782519757</meta:creation-date>
    <dc:date>2019-02-26T18:22:35.705955510</dc:date>
    <meta:editing-duration>PT1H19M49S</meta:editing-duration>
    <meta:editing-cycles>5</meta:editing-cycles>
    <meta:generator>LibreOffice/5.1.2.2$Linux_X86_64 LibreOffice_project/10m0$Build-2</meta:generator>
    <meta:document-statistic meta:table-count="0" meta:image-count="0" meta:object-count="0" meta:page-count="1" meta:paragraph-count="21" meta:word-count="157" meta:character-count="1064" meta:non-whitespace-character-count="926"/>
  </office:meta>
</office:document-meta>
</file>